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5.55cm" fo:min-width="13.03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929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bottom" draw:auto-grow-height="false" fo:min-height="7.402cm" fo:min-width="13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41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671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6.038cm" fo:min-width="14.9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bottom" draw:auto-grow-height="false" fo:min-height="10.291cm" fo:min-width="14.9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54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993cm"/>
      <style:paragraph-properties style:writing-mode="lr-tb"/>
    </style:style>
    <style:style style:name="gr12" style:family="graphic" style:parent-style-name="standard">
      <style:graphic-properties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56cm" fo:min-width="2.73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3.628cm"/>
      <style:paragraph-properties style:writing-mode="lr-tb"/>
    </style:style>
    <style:style style:name="gr15" style:family="graphic" style:parent-style-name="standard">
      <style:graphic-properties draw:textarea-vertical-align="top"/>
      <style:paragraph-properties style:writing-mode="lr-tb"/>
    </style:style>
    <style:style style:name="gr16" style:family="graphic" style:parent-style-name="standard">
      <style:graphic-properties draw:textarea-vertical-align="bottom"/>
      <style:paragraph-properties style:writing-mode="lr-tb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9.327cm" fo:min-width="15.4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131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9.327cm" fo:min-width="13.0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293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1.434cm" fo:min-width="13.035cm"/>
      <style:paragraph-properties style:writing-mode="lr-tb"/>
    </style:style>
    <style:style style:name="P1" style:family="paragraph">
      <style:paragraph-properties fo:margin-left="1.27cm" fo:margin-right="0cm" fo:margin-top="0cm" fo:margin-bottom="0cm" fo:line-height="100%" fo:text-align="start" fo:text-indent="0cm" style:writing-mode="lr-tb"/>
      <style:text-properties fo:font-size="27pt" style:font-size-asian="27pt" style:font-size-complex="27pt"/>
    </style:style>
    <style:style style:name="P2" style:family="paragraph">
      <style:paragraph-properties fo:margin-left="1.27cm" fo:margin-right="0cm" fo:text-align="start" fo:text-indent="0cm" style:writing-mode="lr-tb"/>
      <style:text-properties fo:font-size="27pt" style:font-size-asian="27pt" style:font-size-complex="27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7pt" style:font-size-asian="27pt" style:font-size-complex="27pt"/>
    </style:style>
    <style:style style:name="P4" style:family="paragraph">
      <loext:graphic-properties draw:fill-color="#eeeeee"/>
      <style:paragraph-properties fo:margin-left="1.27cm" fo:margin-right="0cm" fo:text-align="start" fo:text-indent="0cm" style:writing-mode="lr-tb"/>
      <style:text-properties fo:font-size="27pt" style:font-size-asian="27pt" style:font-size-complex="27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-color="#eeeeee"/>
      <style:paragraph-properties fo:margin-left="1.27cm" fo:margin-right="0cm" fo:margin-top="0cm" fo:margin-bottom="0cm" fo:line-height="100%" fo:text-align="start" fo:text-indent="0cm" style:writing-mode="lr-tb"/>
      <style:text-properties fo:font-size="27pt" style:font-size-asian="27pt" style:font-size-complex="27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name-asian="Noto Sans CJK SC" style:font-size-asian="27pt" style:font-style-asian="normal" style:font-weight-asian="normal" style:font-name-complex="Lohit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7pt" style:font-size-asian="27pt" style:font-size-complex="27pt"/>
    </style:style>
    <style:style style:name="T3" style:family="text">
      <style:text-properties fo:font-size="27pt" fo:font-weight="bold" style:font-size-asian="27pt" style:font-weight-asian="bold" style:font-size-complex="27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7pt" fo:font-weight="normal" style:font-size-asian="27pt" style:font-weight-asian="normal" style:font-size-complex="27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bold" style:letter-kerning="true" style:font-name-asian="Noto Sans CJK SC" style:font-size-asian="27pt" style:font-style-asian="normal" style:font-weight-asian="bold" style:font-name-complex="Lohit Devanagari" style:font-size-complex="2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xml:id="id1" draw:id="id1" draw:layer="layout" svg:width="13.535cm" svg:height="15.8cm" svg:x="2.372cm" svg:y="2.361cm">
          <text:p text:style-name="P1"><text:span text:style-name="T1"/></text:p>
          <text:p text:style-name="P1"><text:span text:style-name="T1">+ customer_id <text:s/>int(20)</text:span></text:p>
          <text:p text:style-name="P2"><text:span text:style-name="T2">+ first_name varchar(30)</text:span></text:p>
          <text:p text:style-name="P2"><text:span text:style-name="T2">+ last_name varchar(30) </text:span></text:p>
          <text:p text:style-name="P2"><text:span text:style-name="T2">+ email varchar(64)</text:span></text:p>
          <text:p text:style-name="P2"><text:span text:style-name="T2">+ password varchar(16)</text:span></text:p>
          <text:p text:style-name="P2"><text:span text:style-name="T2">+ phone int(11)</text:span></text:p>
          <text:p text:style-name="P2"><text:span text:style-name="T2">+ address varchar(128)</text:span></text:p>
          <text:p text:style-name="P1"><text:span text:style-name="T1">+ city </text:span><text:span text:style-name="T2">varchar(30)</text:span></text:p>
          <text:p text:style-name="P2"><text:span text:style-name="T2">+ zip_code int(20) </text:span></text:p>
          <text:p text:style-name="P2"><text:span text:style-name="T2">+ country varchar(64)</text:span></text:p>
          <text:p text:style-name="P2"><text:span text:style-name="T2"/></text:p>
          <text:p text:style-name="P3"><text:span text:style-name="T3">PK:email + 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2.553cm" svg:y1="4.106cm" svg:x2="15.78cm" svg:y2="4.182cm">
          <text:p/>
        </draw:line>
        <draw:frame draw:style-name="gr3" draw:text-style-name="P7" draw:layer="layout" svg:width="12.692cm" svg:height="2.179cm" svg:x="3.088cm" svg:y="1.885cm">
          <draw:text-box>
            <text:p text:style-name="P6"><text:span text:style-name="T4">customer</text:span></text:p>
          </draw:text-box>
        </draw:frame>
        <draw:custom-shape draw:style-name="gr4" draw:text-style-name="P4" xml:id="id4" draw:id="id4" draw:layer="layout" svg:width="13.535cm" svg:height="7.652cm" svg:x="68.176cm" svg:y="2.762cm">
          <text:p text:style-name="P2"><text:span text:style-name="T2">+ c_id int(16)</text:span></text:p>
          <text:p text:style-name="P2"><text:span text:style-name="T2">+ c_name varchar(30)</text:span></text:p>
          <text:p text:style-name="P2"><text:span text:style-name="T2"/></text:p>
          <text:p text:style-name="P2"><text:span text:style-name="T3">PK:c_id</text:span><text:span text:style-name="T2"> 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68.357cm" svg:y1="4.507cm" svg:x2="81.584cm" svg:y2="4.583cm">
          <text:p/>
        </draw:line>
        <draw:frame draw:style-name="gr5" draw:text-style-name="P8" draw:layer="layout" svg:width="12.192cm" svg:height="2.667cm" svg:x="69.392cm" svg:y="3.778cm">
          <draw:text-box>
            <text:p/>
          </draw:text-box>
        </draw:frame>
        <draw:frame draw:style-name="gr6" draw:text-style-name="P7" draw:layer="layout" svg:width="12.692cm" svg:height="2.921cm" svg:x="68.892cm" svg:y="2.286cm">
          <draw:text-box>
            <text:p text:style-name="P6"><text:span text:style-name="T4">ca</text:span><text:span text:style-name="T4">te</text:span><text:span text:style-name="T4">go</text:span><text:span text:style-name="T4">ry</text:span></text:p>
          </draw:text-box>
        </draw:frame>
        <draw:custom-shape draw:style-name="gr7" draw:text-style-name="P4" xml:id="id6" draw:id="id6" draw:layer="layout" svg:width="15.494cm" svg:height="16.288cm" svg:x="67.119cm" svg:y="29.034cm">
          <text:p text:style-name="P2"><text:span text:style-name="T5">+ book_id int(100)</text:span></text:p>
          <text:p text:style-name="P2"><text:span text:style-name="T5">+ c_id (FK)</text:span></text:p>
          <text:p text:style-name="P2"><text:span text:style-name="T5">+ title varchar(128)</text:span></text:p>
          <text:p text:style-name="P1"><text:span text:style-name="T1">+ author </text:span><text:span text:style-name="T5">varchar(64)</text:span></text:p>
          <text:p text:style-name="P1"><text:span text:style-name="T1">+ description </text:span><text:span text:style-name="T5">varchar(2000)</text:span></text:p>
          <text:p text:style-name="P1"><text:span text:style-name="T1">+ ISBN_num int</text:span><text:span text:style-name="T5">(15)</text:span></text:p>
          <text:p text:style-name="P2"><text:span text:style-name="T5">+ thumbnail_img image data</text:span></text:p>
          <text:p text:style-name="P2"><text:span text:style-name="T5">+ price <text:s/>decimal(32.99)</text:span></text:p>
          <text:p text:style-name="P2"><text:span text:style-name="T5">+ publish_date date</text:span></text:p>
          <text:p text:style-name="P2"><text:span text:style-name="T3"/></text:p>
          <text:p text:style-name="P2"><text:span text:style-name="T3">Pk:book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67.3cm" svg:y1="31.279cm" svg:x2="82.595cm" svg:y2="31.496cm">
          <text:p/>
        </draw:line>
        <draw:frame draw:style-name="gr5" draw:text-style-name="P8" draw:layer="layout" svg:width="12.192cm" svg:height="2.667cm" svg:x="68.335cm" svg:y="30.05cm">
          <draw:text-box>
            <text:p/>
          </draw:text-box>
        </draw:frame>
        <draw:frame draw:style-name="gr8" draw:text-style-name="P7" draw:layer="layout" svg:width="8.918cm" svg:height="1.987cm" svg:x="70.457cm" svg:y="29.042cm">
          <draw:text-box>
            <text:p text:style-name="P6"><text:span text:style-name="T4">book</text:span></text:p>
          </draw:text-box>
        </draw:frame>
        <draw:custom-shape draw:style-name="gr9" draw:text-style-name="P4" xml:id="id3" draw:id="id3" draw:layer="layout" svg:width="15.494cm" svg:height="10.541cm" svg:x="2.143cm" svg:y="35.179cm">
          <text:p text:style-name="P2"><text:span text:style-name="T5">+ rev_id int(20)</text:span></text:p>
          <text:p text:style-name="P2"><text:span text:style-name="T5">+ rating int(5)</text:span></text:p>
          <text:p text:style-name="P2"><text:span text:style-name="T5">+ h</text:span><text:span text:style-name="T1">eadline varchar(128)</text:span></text:p>
          <text:p text:style-name="P2"><text:span text:style-name="T1">+ comment varchar(300)</text:span></text:p>
          <text:p text:style-name="P2"><text:span text:style-name="T1">+ book_id (FK)</text:span></text:p>
          <text:p text:style-name="P2"><text:span text:style-name="T1">+ customer_id (FK)</text:span></text:p>
          <text:p text:style-name="P2"><text:span text:style-name="T1"/></text:p>
          <text:p text:style-name="P2"><text:span text:style-name="T6">PK: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2.324cm" svg:y1="37.014cm" svg:x2="17.637cm" svg:y2="37.206cm">
          <text:p/>
        </draw:line>
        <draw:frame draw:style-name="gr10" draw:text-style-name="P7" draw:layer="layout" svg:width="15.032cm" svg:height="2.794cm" svg:x="2.097cm" svg:y="34.925cm">
          <draw:text-box draw:corner-radius="0.062cm">
            <text:p text:style-name="P6"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 </text:span><text:span text:style-name="T4">r</text:span><text:span text:style-name="T4">e</text:span><text:span text:style-name="T4">v</text:span><text:span text:style-name="T4">i</text:span><text:span text:style-name="T4">e</text:span><text:span text:style-name="T4">w</text:span></text:p>
          </draw:text-box>
        </draw:frame>
        <draw:custom-shape draw:style-name="gr11" draw:text-style-name="P10" xml:id="id2" draw:id="id2" draw:layer="layout" svg:width="6.985cm" svg:height="4.572cm" svg:x="5.623cm" svg:y="25.098cm">
          <text:p text:style-name="P9"><text:span text:style-name="T7">mak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9" draw:layer="layout" svg:x1="9.139cm" svg:y1="18.161cm" svg:x2="9.116cm" svg:y2="25.098cm" draw:start-shape="id1" draw:start-glue-point="2" draw:end-shape="id2" draw:end-glue-point="4" svg:d="M9139 18161v3469h-23v3468" svg:viewBox="0 0 24 6938">
          <text:p text:style-name="P9"><text:span text:style-name="T8">1</text:span></text:p>
        </draw:connector>
        <draw:connector draw:style-name="gr12" draw:text-style-name="P9" draw:layer="layout" svg:x1="9.116cm" svg:y1="29.67cm" svg:x2="9.89cm" svg:y2="35.179cm" draw:start-shape="id2" draw:start-glue-point="6" draw:end-shape="id3" svg:d="M9116 29670v2755h774v2754" svg:viewBox="0 0 775 5510">
          <text:p text:style-name="P9"><text:span text:style-name="T8"><text:s/></text:span><text:span text:style-name="T8">M</text:span></text:p>
        </draw:connector>
        <draw:custom-shape draw:style-name="gr13" draw:text-style-name="P9" xml:id="id5" draw:id="id5" draw:layer="layout" svg:width="6.477cm" svg:height="3.81cm" svg:x="71.498cm" svg:y="18.542cm">
          <text:p text:style-name="P6"><text:span text:style-name="T8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9" draw:layer="layout" svg:x1="74.943cm" svg:y1="10.414cm" svg:x2="74.737cm" svg:y2="18.542cm" draw:start-shape="id4" draw:start-glue-point="2" draw:end-shape="id5" draw:end-glue-point="4" svg:d="M74943 10414v4064h-206v4064" svg:viewBox="0 0 207 8129">
          <text:p text:style-name="P6"><text:span text:style-name="T8">1</text:span></text:p>
        </draw:connector>
        <draw:connector draw:style-name="gr12" draw:text-style-name="P9" draw:layer="layout" svg:x1="74.866cm" svg:y1="29.034cm" svg:x2="74.737cm" svg:y2="22.352cm" draw:start-shape="id6" draw:start-glue-point="0" draw:end-shape="id5" draw:end-glue-point="6" svg:d="M74866 29034v-3340h-129v-3342" svg:viewBox="0 0 130 6683">
          <text:p text:style-name="P6"><text:span text:style-name="T8">1</text:span></text:p>
        </draw:connector>
        <draw:custom-shape draw:style-name="gr14" draw:text-style-name="P9" xml:id="id7" draw:id="id7" draw:layer="layout" svg:width="8.255cm" svg:height="4.572cm" svg:x="23.876cm" svg:y="20.701cm">
          <text:p text:style-name="P6"><text:span text:style-name="T8">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15.907cm" svg:y1="10.261cm" svg:x2="28.004cm" svg:y2="20.701cm" draw:start-shape="id1" draw:start-glue-point="1" draw:end-shape="id7" draw:end-glue-point="4" svg:d="M15907 10261h12097v10440" svg:viewBox="0 0 12098 10441">
          <text:p text:style-name="P6"><text:span text:style-name="T8">1</text:span></text:p>
        </draw:connector>
        <draw:connector draw:style-name="gr16" draw:text-style-name="P9" draw:layer="layout" svg:x1="28.004cm" svg:y1="25.273cm" svg:x2="67.119cm" svg:y2="37.178cm" draw:start-shape="id7" draw:start-glue-point="6" draw:end-shape="id6" draw:end-glue-point="3" svg:d="M28004 25273v11905h39115" svg:viewBox="0 0 39116 11906">
          <text:p text:style-name="P6"><text:span text:style-name="T8">M</text:span></text:p>
        </draw:connector>
        <draw:custom-shape draw:style-name="gr13" draw:text-style-name="P9" xml:id="id8" draw:id="id8" draw:layer="layout" svg:width="6.477cm" svg:height="3.81cm" svg:x="30.353cm" svg:y="49.149cm">
          <text:p text:style-name="P6"><text:span text:style-name="T8">hav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2" draw:text-style-name="P9" draw:layer="layout" svg:x1="17.637cm" svg:y1="40.449cm" svg:x2="30.353cm" svg:y2="51.054cm" draw:start-shape="id3" draw:start-glue-point="1" draw:end-shape="id8" draw:end-glue-point="5" svg:d="M17637 40449h6358v10605h6358" svg:viewBox="0 0 12717 10606">
          <text:p text:style-name="P6"><text:span text:style-name="T8">1</text:span></text:p>
        </draw:connector>
        <draw:connector draw:style-name="gr12" draw:text-style-name="P9" draw:layer="layout" svg:x1="74.866cm" svg:y1="45.322cm" svg:x2="36.83cm" svg:y2="51.054cm" draw:start-shape="id6" draw:start-glue-point="2" draw:end-shape="id8" draw:end-glue-point="7" svg:d="M74866 45322v5732h-38036" svg:viewBox="0 0 38037 5733">
          <text:p text:style-name="P9">1</text:p>
        </draw:connector>
        <draw:custom-shape draw:style-name="gr17" draw:text-style-name="P11" draw:layer="layout" svg:width="15.948cm" svg:height="9.577cm" svg:x="41.656cm" svg:y="1.599cm">
          <text:p text:style-name="P1"><text:span text:style-name="T1"/></text:p>
          <text:p text:style-name="P1"><text:span text:style-name="T1">+ order_id <text:s/>int(20)</text:span></text:p>
          <text:p text:style-name="P2"><text:span text:style-name="T2">+ user_id (FK)</text:span></text:p>
          <text:p text:style-name="P2"><text:span text:style-name="T2">+ price int(20)</text:span></text:p>
          <text:p text:style-name="P2"><text:span text:style-name="T2">+ order_status bool</text:span></text:p>
          <text:p text:style-name="P2"><text:span text:style-name="T2">+ payment_method </text:span><text:span text:style-name="T2">varchar(30)</text:span></text:p>
          <text:p text:style-name="P2"><text:span text:style-name="T2"/></text:p>
          <text:p text:style-name="P3"><text:span text:style-name="T3">PK:ord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41.748cm" svg:y1="3.344cm" svg:x2="57.531cm" svg:y2="3.429cm">
          <text:p/>
        </draw:line>
        <draw:frame draw:style-name="gr18" draw:text-style-name="P7" draw:layer="layout" svg:width="13.327cm" svg:height="1.987cm" svg:x="40.648cm" svg:y="1.102cm">
          <draw:text-box>
            <text:p text:style-name="P6"><text:span text:style-name="T4">orders</text:span></text:p>
          </draw:text-box>
        </draw:frame>
        <draw:custom-shape draw:style-name="gr19" draw:text-style-name="P11" draw:layer="layout" svg:width="13.535cm" svg:height="9.577cm" svg:x="40.694cm" svg:y="22.173cm">
          <text:p text:style-name="P1"><text:span text:style-name="T1"/></text:p>
          <text:p text:style-name="P1"><text:span text:style-name="T1">+ item_id int(20)</text:span></text:p>
          <text:p text:style-name="P1"><text:span text:style-name="T1">+ order_id (FK)</text:span></text:p>
          <text:p text:style-name="P1"><text:span text:style-name="T2">+ quantity int(20)</text:span></text:p>
          <text:p text:style-name="P2"><text:span text:style-name="T2">+ price int(20)</text:span></text:p>
          <text:p text:style-name="P2"><text:span text:style-name="T2"/></text:p>
          <text:p text:style-name="P3"><text:span text:style-name="T3">PK:item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40.875cm" svg:y1="23.918cm" svg:x2="54.102cm" svg:y2="23.994cm">
          <text:p/>
        </draw:line>
        <draw:frame draw:style-name="gr20" draw:text-style-name="P7" draw:layer="layout" svg:width="12.692cm" svg:height="1.987cm" svg:x="40.775cm" svg:y="22.238cm">
          <draw:text-box>
            <text:p text:style-name="P6"><text:span text:style-name="T4">sold_items</text:span></text:p>
          </draw:text-box>
        </draw:frame>
        <draw:custom-shape draw:style-name="gr21" draw:text-style-name="P11" draw:layer="layout" svg:width="13.535cm" svg:height="11.684cm" svg:x="4.064cm" svg:y="62.738cm">
          <text:p text:style-name="P1"><text:span text:style-name="T1"/></text:p>
          <text:p text:style-name="P1"><text:span text:style-name="T1">+ admin_id <text:s/>int(20)</text:span></text:p>
          <text:p text:style-name="P2"><text:span text:style-name="T2">+ first_name varchar(30)</text:span></text:p>
          <text:p text:style-name="P2"><text:span text:style-name="T2">+ last_name varchar(30) </text:span></text:p>
          <text:p text:style-name="P2"><text:span text:style-name="T2">+ email varchar(64)</text:span></text:p>
          <text:p text:style-name="P2"><text:span text:style-name="T2">+ password varchar(16)</text:span></text:p>
          <text:p text:style-name="P2"><text:span text:style-name="T2"/></text:p>
          <text:p text:style-name="P3"><text:span text:style-name="T3">PK:admin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2.553cm" svg:y1="4.106cm" svg:x2="15.78cm" svg:y2="4.182cm">
          <text:p/>
        </draw:line>
        <draw:frame draw:style-name="gr3" draw:text-style-name="P7" draw:layer="layout" svg:width="12.692cm" svg:height="2.179cm" svg:x="4.445cm" svg:y="62.484cm">
          <draw:text-box>
            <text:p text:style-name="P6"><text:span text:style-name="T4">Admin</text:span></text:p>
          </draw:text-box>
        </draw:frame>
        <draw:line draw:style-name="gr2" draw:text-style-name="P5" draw:layer="layout" svg:x1="4.154cm" svg:y1="64.506cm" svg:x2="17.381cm" svg:y2="64.5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7T11:30:47.079543617</meta:creation-date>
    <dc:date>2020-10-27T14:56:33.229707350</dc:date>
    <meta:editing-duration>PT30M16S</meta:editing-duration>
    <meta:editing-cycles>3</meta:editing-cycles>
    <meta:generator>LibreOffice/7.0.2.2$Linux_X86_64 LibreOffice_project/00$Build-2</meta:generator>
    <meta:document-statistic meta:object-count="36"/>
  </office:meta>
</office:document-meta>
</file>